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8pt" fo:font-weight="bold" officeooo:rsid="0011db9c" officeooo:paragraph-rsid="0011db9c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erif" fo:font-size="18pt" fo:font-weight="bold" officeooo:rsid="0012e267" officeooo:paragraph-rsid="0012e267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Liberation Serif" fo:font-size="15pt" fo:font-weight="bold" officeooo:rsid="0011db9c" officeooo:paragraph-rsid="0011db9c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Liberation Serif" fo:font-size="15pt" fo:font-weight="bold" officeooo:rsid="0011db9c" officeooo:paragraph-rsid="0012e267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Liberation Serif" fo:font-size="15pt" fo:font-weight="normal" officeooo:rsid="0011db9c" officeooo:paragraph-rsid="0011db9c" style:font-size-asian="15pt" style:font-weight-asian="normal" style:font-size-complex="15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11db9c" officeooo:paragraph-rsid="0011db9c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11db9c" officeooo:paragraph-rsid="0011db9c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3pt" fo:font-weight="normal" officeooo:rsid="0012e267" officeooo:paragraph-rsid="0012e267" style:font-size-asian="13pt" style:font-weight-asian="normal" style:font-size-complex="13pt" style:font-weight-complex="normal"/>
    </style:style>
    <style:style style:name="P9" style:family="paragraph" style:parent-style-name="Standard" style:list-style-name="L1">
      <style:text-properties style:font-name="Liberation Serif" fo:font-size="15pt" fo:font-weight="bold" officeooo:rsid="0011db9c" officeooo:paragraph-rsid="0011db9c" style:font-size-asian="15pt" style:font-weight-asian="bold" style:font-size-complex="15pt" style:font-weight-complex="bold"/>
    </style:style>
    <style:style style:name="P10" style:family="paragraph" style:parent-style-name="Standard" style:list-style-name="L1">
      <style:text-properties style:font-name="Liberation Serif" fo:font-size="15pt" fo:font-weight="bold" officeooo:rsid="0011db9c" officeooo:paragraph-rsid="0012e267" style:font-size-asian="15pt" style:font-weight-asian="bold" style:font-size-complex="15pt" style:font-weight-complex="bold"/>
    </style:style>
    <style:style style:name="P11" style:family="paragraph" style:parent-style-name="Standard" style:list-style-name="L1">
      <style:text-properties style:font-name="Liberation Serif" fo:font-size="15pt" fo:font-weight="bold" officeooo:rsid="0011db9c" officeooo:paragraph-rsid="00149979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Liberation Serif" fo:font-size="15pt" fo:font-weight="bold" officeooo:rsid="0011db9c" officeooo:paragraph-rsid="00149979" style:font-size-asian="15pt" style:font-weight-asian="bold" style:font-size-complex="15pt" style:font-weight-complex="bold"/>
    </style:style>
    <style:style style:name="P13" style:family="paragraph" style:parent-style-name="Standard" style:list-style-name="L1">
      <style:text-properties style:font-name="Liberation Serif" fo:font-size="15pt" fo:font-weight="bold" officeooo:rsid="00149979" officeooo:paragraph-rsid="00149979" style:font-size-asian="15pt" style:font-weight-asian="bold" style:font-size-complex="15pt" style:font-weight-complex="bold"/>
    </style:style>
    <style:style style:name="P14" style:family="paragraph" style:parent-style-name="Standard">
      <style:text-properties style:font-name="Liberation Serif" fo:font-size="15pt" fo:font-weight="bold" officeooo:rsid="00149979" officeooo:paragraph-rsid="00149979" style:font-size-asian="15pt" style:font-weight-asian="bold" style:font-size-complex="15pt" style:font-weight-complex="bold"/>
    </style:style>
    <style:style style:name="P15" style:family="paragraph" style:parent-style-name="Standard">
      <style:text-properties style:font-name="Liberation Serif" fo:font-size="12pt" fo:font-weight="normal" officeooo:rsid="0011db9c" officeooo:paragraph-rsid="0011db9c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12e267" officeooo:paragraph-rsid="00149979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149979" officeooo:paragraph-rsid="00149979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3pt" fo:font-weight="normal" officeooo:rsid="0012e267" officeooo:paragraph-rsid="0012e267" style:font-size-asian="13pt" style:font-weight-asian="normal" style:font-size-complex="13pt" style:font-weight-complex="normal"/>
    </style:style>
    <style:style style:name="P19" style:family="paragraph" style:parent-style-name="Standard">
      <style:text-properties style:font-name="Liberation Serif" fo:font-size="13pt" fo:font-weight="normal" officeooo:rsid="00149979" officeooo:paragraph-rsid="00149979" style:font-size-asian="11.3500003814697pt" style:font-weight-asian="normal" style:font-size-complex="13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p text:style-name="P1"/>
      <text:list xml:id="list4281815105" text:style-name="L1">
        <text:list-item>
          <text:p text:style-name="P9">First Come First Serve Scheduling</text:p>
        </text:list-item>
      </text:list>
      <text:p text:style-name="P6"/>
      <text:p text:style-name="P6">#include &lt;stdio.h&gt;</text:p>
      <text:p text:style-name="P6">#include &lt;stdlib.h&gt;</text:p>
      <text:p text:style-name="P6"># define max 25</text:p>
      <text:p text:style-name="P6">int queue[max],front=-1,rear=-1;</text:p>
      <text:p text:style-name="P6">static int total=0;</text:p>
      <text:p text:style-name="P6">void enqueue(int key)</text:p>
      <text:p text:style-name="P6">{</text:p>
      <text:p text:style-name="P6"><text:tab/>if(rear==max-1)</text:p>
      <text:p text:style-name="P6"><text:tab/>{</text:p>
      <text:p text:style-name="P6"><text:tab/><text:tab/>printf("Overflow");</text:p>
      <text:p text:style-name="P6"><text:tab/>}</text:p>
      <text:p text:style-name="P6"><text:tab/>else</text:p>
      <text:p text:style-name="P6"><text:tab/>{</text:p>
      <text:p text:style-name="P6"><text:tab/><text:tab/>rear++;</text:p>
      <text:p text:style-name="P6"><text:tab/><text:tab/>queue[rear]=key;</text:p>
      <text:p text:style-name="P6"><text:tab/>}</text:p>
      <text:p text:style-name="P6">}</text:p>
      <text:p text:style-name="P6"/>
      <text:p text:style-name="P6"><text:s text:c="2"/></text:p>
      <text:p text:style-name="P6">void selectionSort(int arr[], int n) </text:p>
      <text:p text:style-name="P6">{ </text:p>
      <text:p text:style-name="P6"><text:s text:c="4"/>int i, j, min,temp; </text:p>
      <text:p text:style-name="P6"/>
      <text:p text:style-name="P6"><text:s text:c="4"/>for (i = 0; i &lt; n-1; i++) </text:p>
      <text:p text:style-name="P6"><text:s text:c="4"/>{ </text:p>
      <text:p text:style-name="P6"><text:s text:c="8"/>min = i; </text:p>
      <text:p text:style-name="P6"><text:s text:c="8"/>for (j = i+1; j &lt; n; j++) {</text:p>
      <text:p text:style-name="P6"><text:s text:c="10"/>if (arr[j] &lt; arr[min]) {</text:p>
      <text:p text:style-name="P6"><text:s text:c="12"/>min = j; </text:p>
      <text:p text:style-name="P6"><text:s text:c="11"/>}</text:p>
      <text:p text:style-name="P6"><text:s text:c="9"/>}</text:p>
      <text:p text:style-name="P6"><text:s text:c="9"/></text:p>
      <text:p text:style-name="P6"><text:s text:c="9"/>if(min!=i){</text:p>
      <text:p text:style-name="P6"><text:s text:c="9"/><text:tab/>temp = arr[i];</text:p>
      <text:p text:style-name="P6"><text:s text:c="9"/><text:tab/>arr[i] = arr[min];</text:p>
      <text:p text:style-name="P6"><text:s text:c="9"/><text:tab/>arr[min] = temp;</text:p>
      <text:p text:style-name="P6"><text:s text:c="9"/>}</text:p>
      <text:p text:style-name="P6"><text:s text:c="4"/>} </text:p>
      <text:p text:style-name="P6">} </text:p>
      <text:p text:style-name="P6">void process_queue(int queue[],int ct[],int bt[],int at[],int size){</text:p>
      <text:p text:style-name="P6"><text:tab/>for(int i=0;i&lt;size;i++){</text:p>
      <text:p text:style-name="P6"><text:tab/><text:tab/>int j = queue[i];</text:p>
      <text:p text:style-name="P6"><text:tab/><text:tab/>if((i==0 &amp;&amp; at[j-1]!=0)||(i!=0 &amp;&amp; at[j-1]&gt;total)){</text:p>
      <text:p text:style-name="P6"><text:tab/><text:tab/><text:tab/>printf("\ninvalid input given!!\n");</text:p>
      <text:p text:style-name="P6"><text:tab/><text:tab/><text:tab/>exit(0);</text:p>
      <text:p text:style-name="P6"><text:tab/><text:tab/>}</text:p>
      <text:p text:style-name="P6"/>
      <text:p text:style-name="P6"><text:soft-page-break/><text:tab/><text:tab/>ct[j-1]=total+bt[j-1];</text:p>
      <text:p text:style-name="P6"><text:tab/><text:tab/>total=ct[j-1];</text:p>
      <text:p text:style-name="P6"><text:tab/>}</text:p>
      <text:p text:style-name="P6">}</text:p>
      <text:p text:style-name="P6">int search_queue(int value,int size){</text:p>
      <text:p text:style-name="P6"><text:tab/>if(size==0)</text:p>
      <text:p text:style-name="P6"><text:tab/><text:tab/>return size;</text:p>
      <text:p text:style-name="P6"><text:tab/>for(int i=0;i&lt;size;i++)</text:p>
      <text:p text:style-name="P6"><text:tab/><text:tab/>if(value==queue[i] &amp;&amp; queue[i]!=0)</text:p>
      <text:p text:style-name="P6"><text:tab/><text:tab/><text:tab/>return 1;</text:p>
      <text:p text:style-name="P6"><text:tab/>return 0;</text:p>
      <text:p text:style-name="P6">}</text:p>
      <text:p text:style-name="P6">void main(){</text:p>
      <text:p text:style-name="P6"><text:tab/>int k,count=0;</text:p>
      <text:p text:style-name="P6"><text:tab/>int n,prev;</text:p>
      <text:p text:style-name="P6"><text:tab/>int *process;<text:tab/>//process id</text:p>
      <text:p text:style-name="P6"><text:tab/>int *wait;<text:tab/>//waiting time</text:p>
      <text:p text:style-name="P6"><text:tab/>int *bt;<text:tab/>//burst time</text:p>
      <text:p text:style-name="P6"><text:tab/>int *arrival;<text:tab/>//arrival time</text:p>
      <text:p text:style-name="P6"><text:tab/>int *arrival_dummy;<text:tab/></text:p>
      <text:p text:style-name="P6"><text:tab/>int *completion;<text:tab/>//completion time</text:p>
      <text:p text:style-name="P6"><text:tab/>int *tat;<text:tab/>//turn around time</text:p>
      <text:p text:style-name="P6"><text:tab/>int totaltat=0,totalwt=0;</text:p>
      <text:p text:style-name="P6"><text:tab/>printf("Enter the number of processes: ");</text:p>
      <text:p text:style-name="P6"><text:tab/>scanf("%d",&amp;n);</text:p>
      <text:p text:style-name="P6"><text:tab/></text:p>
      <text:p text:style-name="P6"><text:tab/>process = (int*)malloc(n * sizeof(int)); <text:s/></text:p>
      <text:p text:style-name="P6"><text:tab/>wait = (int*)malloc(n * sizeof(int));<text:tab/><text:tab/></text:p>
      <text:p text:style-name="P6"><text:tab/>bt = (int*)malloc(n * sizeof(int));<text:tab/><text:tab/></text:p>
      <text:p text:style-name="P6"><text:tab/>arrival = (int*)malloc(n * sizeof(int));<text:tab/><text:tab/></text:p>
      <text:p text:style-name="P6"><text:tab/>arrival_dummy = (int*)malloc(n * sizeof(int));<text:tab/></text:p>
      <text:p text:style-name="P6"><text:tab/>completion = (int*)malloc(n * sizeof(int));<text:tab/></text:p>
      <text:p text:style-name="P6"><text:tab/>tat = (int*)malloc(n * sizeof(int));<text:tab/></text:p>
      <text:p text:style-name="P6"/>
      <text:p text:style-name="P6"/>
      <text:p text:style-name="P6"><text:tab/>for(int i=0;i&lt;n;i++){</text:p>
      <text:p text:style-name="P6"><text:tab/><text:tab/>process[i]=i+1;</text:p>
      <text:p text:style-name="P6"><text:tab/><text:tab/>printf("Enter the arrival time for the process %d:",i+1);</text:p>
      <text:p text:style-name="P6"><text:tab/><text:tab/>scanf("%d",&amp;arrival[i]);</text:p>
      <text:p text:style-name="P6"><text:tab/><text:tab/>arrival_dummy[i]=arrival[i];</text:p>
      <text:p text:style-name="P6"><text:tab/><text:tab/>printf("Enter the burst time for the process %d:",i+1);</text:p>
      <text:p text:style-name="P6"><text:tab/><text:tab/>scanf("%d",&amp;bt[i]);</text:p>
      <text:p text:style-name="P6"><text:tab/>}</text:p>
      <text:p text:style-name="P6"><text:tab/>selectionSort(arrival_dummy,n);<text:tab/></text:p>
      <text:p text:style-name="P6"><text:tab/>k=0;</text:p>
      <text:p text:style-name="P6"><text:tab/></text:p>
      <text:p text:style-name="P6"><text:tab/>//gangtt chart</text:p>
      <text:p text:style-name="P6"><text:tab/>while(k&lt;n){</text:p>
      <text:p text:style-name="P6"><text:tab/>for(int i=0;i&lt;n;i++){</text:p>
      <text:p text:style-name="P6"><text:tab/><text:tab/>if(arrival[i]==arrival_dummy[k]){</text:p>
      <text:p text:style-name="P6"><text:tab/><text:tab/><text:tab/>if(!search_queue(process[i],n)){ //to avoid same process to be enqueued again</text:p>
      <text:p text:style-name="P6"><text:tab/><text:tab/><text:tab/><text:tab/>enqueue(process[i]);</text:p>
      <text:p text:style-name="P6"><text:soft-page-break/><text:tab/><text:tab/><text:tab/><text:tab/>k++;<text:tab/><text:tab/><text:tab/><text:tab/><text:tab/><text:tab/></text:p>
      <text:p text:style-name="P6"><text:tab/><text:tab/><text:tab/>}</text:p>
      <text:p text:style-name="P6"><text:tab/><text:tab/><text:tab/>else{</text:p>
      <text:p text:style-name="P6"><text:tab/><text:tab/><text:tab/><text:tab/>printf("Value is already there:%d\n",process[i]);<text:tab/><text:tab/><text:tab/><text:tab/></text:p>
      <text:p text:style-name="P6"><text:tab/><text:tab/><text:tab/><text:tab/>if(++count&gt;max){</text:p>
      <text:p text:style-name="P6"><text:tab/><text:tab/><text:tab/><text:tab/><text:tab/>k=n-1; <text:s/>//getting out of loop</text:p>
      <text:p text:style-name="P6"><text:tab/><text:tab/><text:tab/><text:tab/><text:tab/>break;</text:p>
      <text:p text:style-name="P6"><text:tab/><text:tab/><text:tab/><text:tab/>}</text:p>
      <text:p text:style-name="P6"><text:tab/><text:tab/><text:tab/>}</text:p>
      <text:p text:style-name="P6"><text:tab/><text:tab/>}</text:p>
      <text:p text:style-name="P6"><text:tab/>}</text:p>
      <text:p text:style-name="P6"><text:tab/></text:p>
      <text:p text:style-name="P6">}</text:p>
      <text:p text:style-name="P6"><text:tab/>//displaying gangtt chart</text:p>
      <text:p text:style-name="P6"><text:tab/>for(int i=0;i&lt;n;i++){</text:p>
      <text:p text:style-name="P6"><text:tab/><text:tab/>printf("%d\t",queue[i]);</text:p>
      <text:p text:style-name="P6"><text:tab/>}</text:p>
      <text:p text:style-name="P6"><text:tab/></text:p>
      <text:p text:style-name="P6"><text:tab/>process_queue(queue,completion,bt,arrival,n);</text:p>
      <text:p text:style-name="P6"><text:tab/>printf("\n");</text:p>
      <text:p text:style-name="P6"><text:tab/>for(int i=0;i&lt;n;i++){</text:p>
      <text:p text:style-name="P6"><text:tab/><text:tab/>tat[i]=completion[i]-arrival[i];</text:p>
      <text:p text:style-name="P6"><text:tab/><text:tab/>wait[i]=tat[i]-bt[i];</text:p>
      <text:p text:style-name="P6"><text:tab/><text:tab/>printf("Waiting time : %d and turnaround time :%d of process %d\n",wait[i],tat[i],i+1);</text:p>
      <text:p text:style-name="P6"><text:tab/><text:tab/>totaltat+=tat[i];</text:p>
      <text:p text:style-name="P6"><text:tab/><text:tab/>totalwt+=wait[i];</text:p>
      <text:p text:style-name="P6"><text:tab/>}</text:p>
      <text:p text:style-name="P6"><text:tab/>//avg waiting and turnaround time</text:p>
      <text:p text:style-name="P6"><text:tab/>printf("\n");</text:p>
      <text:p text:style-name="P6"><text:tab/>printf("avg waiting time:%.2f",(float)totalwt/n);</text:p>
      <text:p text:style-name="P6"><text:tab/>printf("\n");</text:p>
      <text:p text:style-name="P6"><text:tab/>printf("avg turnaround time:%.2f\n",(float)totaltat/n);</text:p>
      <text:p text:style-name="P6"/>
      <text:p text:style-name="P6">}</text:p>
      <text:p text:style-name="P6"/>
      <text:p text:style-name="P6"/>
      <text:list xml:id="list230022966831781" text:continue-numbering="true" text:style-name="L1">
        <text:list-item>
          <text:p text:style-name="P9">Shortest Job First Scheduling</text:p>
        </text:list-item>
      </text:list>
      <text:p text:style-name="P5"/>
      <text:p text:style-name="P7">#include &lt;stdio.h&gt;</text:p>
      <text:p text:style-name="P7">#include &lt;stdlib.h&gt;</text:p>
      <text:p text:style-name="P7"/>
      <text:p text:style-name="P7">struct sjf{</text:p>
      <text:p text:style-name="P7"><text:s/>int at;</text:p>
      <text:p text:style-name="P7"><text:s/>int bt;</text:p>
      <text:p text:style-name="P7"><text:s/>int pno;</text:p>
      <text:p text:style-name="P7"><text:s/>int tat;</text:p>
      <text:p text:style-name="P7"><text:s/>int wt;</text:p>
      <text:p text:style-name="P7">};</text:p>
      <text:p text:style-name="P7">struct sjf *s1;</text:p>
      <text:p text:style-name="P7"/>
      <text:p text:style-name="P7">void display(int);</text:p>
      <text:p text:style-name="P7"><text:soft-page-break/></text:p>
      <text:p text:style-name="P7">void selectionSort(int n) </text:p>
      <text:p text:style-name="P7">{ </text:p>
      <text:p text:style-name="P7"><text:s text:c="2"/>int i, j;</text:p>
      <text:p text:style-name="P7"><text:s text:c="2"/>struct sjf temp;</text:p>
      <text:p text:style-name="P7"><text:s text:c="2"/>for (i = 1; i &lt; n; i++) </text:p>
      <text:p text:style-name="P7"><text:s text:c="2"/>{ </text:p>
      <text:p text:style-name="P7"><text:s text:c="4"/>temp=s1[i]; </text:p>
      <text:p text:style-name="P7"><text:s text:c="4"/>for (j = i-1; j &gt;= n; j--) {</text:p>
      <text:p text:style-name="P7"><text:s text:c="7"/>if (temp.at &gt;s1[j].at) {</text:p>
      <text:p text:style-name="P7"><text:s text:c="9"/>s1[j+1]=s1[j];</text:p>
      <text:p text:style-name="P7"><text:s text:c="8"/>}</text:p>
      <text:p text:style-name="P7"><text:s text:c="8"/>else </text:p>
      <text:p text:style-name="P7"><text:s text:c="8"/><text:tab/>break;</text:p>
      <text:p text:style-name="P7"><text:s text:c="5"/>}</text:p>
      <text:p text:style-name="P7"><text:s text:c="5"/>s1[j+1]=temp;</text:p>
      <text:p text:style-name="P7"><text:s text:c="2"/>} </text:p>
      <text:p text:style-name="P7"><text:s text:c="2"/>display(n);</text:p>
      <text:p text:style-name="P7">} </text:p>
      <text:p text:style-name="P7"/>
      <text:p text:style-name="P7"/>
      <text:p text:style-name="P7">void selectBt(int num){<text:tab/><text:tab/>//sort on the basis on burst time with same arrival time</text:p>
      <text:p text:style-name="P7"><text:s text:c="3"/>int i,j;</text:p>
      <text:p text:style-name="P7"><text:s text:c="3"/>for(i=0;i&lt;num;i++){</text:p>
      <text:p text:style-name="P7"><text:s text:c="4"/><text:tab/>for(j=i+1;j&lt;num;j++){</text:p>
      <text:p text:style-name="P7"><text:s text:c="4"/><text:tab/><text:tab/>if(s1[i].at!=s1[j].at){</text:p>
      <text:p text:style-name="P7"><text:s text:c="4"/><text:tab/><text:tab/><text:tab/>break;</text:p>
      <text:p text:style-name="P7"><text:s text:c="4"/><text:tab/><text:tab/>}</text:p>
      <text:p text:style-name="P7"><text:s text:c="4"/><text:tab/><text:tab/>else if((s1[i].at==s1[j].at)&amp;&amp;(s1[i].bt&gt;s1[j].bt)){</text:p>
      <text:p text:style-name="P7"><text:s text:c="4"/><text:tab/><text:tab/><text:tab/>struct sjf temp = s1[i];</text:p>
      <text:p text:style-name="P7"><text:s text:c="4"/><text:tab/><text:tab/><text:tab/>s1[i]=s1[j];</text:p>
      <text:p text:style-name="P7"><text:s text:c="4"/><text:tab/><text:tab/><text:tab/>s1[j]=temp;</text:p>
      <text:p text:style-name="P7"><text:s text:c="4"/><text:tab/><text:tab/>}</text:p>
      <text:p text:style-name="P7"><text:s text:c="4"/><text:tab/>}</text:p>
      <text:p text:style-name="P7"><text:s text:c="4"/><text:tab/></text:p>
      <text:p text:style-name="P7"><text:s text:c="3"/>}</text:p>
      <text:p text:style-name="P7">}</text:p>
      <text:p text:style-name="P7"/>
      <text:p text:style-name="P7">void sortAll(int num){<text:tab/><text:tab/>//sort when the burst time is less but arrival time is more</text:p>
      <text:p text:style-name="P7"><text:tab/><text:tab/><text:tab/><text:tab/>//sort on the basic of process that have less burst time but more arrival time</text:p>
      <text:p text:style-name="P7"><text:s text:c="3"/>int total=0;</text:p>
      <text:p text:style-name="P7"><text:s text:c="3"/>for(int i=1;i&lt;num;i++){</text:p>
      <text:p text:style-name="P7"><text:s text:c="3"/><text:tab/>if(total&lt;s1[i-1].at)</text:p>
      <text:p text:style-name="P7"><text:s text:c="3"/><text:tab/><text:tab/>total=s1[i-1].at;</text:p>
      <text:p text:style-name="P7"><text:s text:c="3"/><text:tab/>total+=s1[i-1].bt;</text:p>
      <text:p text:style-name="P7"><text:s text:c="3"/><text:tab/>for(int j=i+1;j&lt;num;j++){</text:p>
      <text:p text:style-name="P7"><text:s text:c="3"/><text:tab/><text:tab/>if(total&gt;=s1[i].at){</text:p>
      <text:p text:style-name="P7"><text:s text:c="3"/><text:tab/><text:tab/><text:tab/>if(s1[j].bt&lt;s1[i].bt){</text:p>
      <text:p text:style-name="P7"><text:s text:c="3"/><text:tab/><text:tab/><text:tab/><text:tab/>struct sjf temp= s1[i];</text:p>
      <text:p text:style-name="P7"><text:s text:c="3"/><text:tab/><text:tab/><text:tab/><text:tab/>s1[i]=s1[j];</text:p>
      <text:p text:style-name="P7"><text:s text:c="3"/><text:tab/><text:tab/><text:tab/><text:tab/>s1[j]=temp;</text:p>
      <text:p text:style-name="P7"><text:soft-page-break/><text:s text:c="3"/><text:tab/><text:tab/><text:tab/>}</text:p>
      <text:p text:style-name="P7"><text:s text:c="3"/><text:tab/><text:tab/><text:tab/>else if((s1[j].bt==s1[i].bt)&amp;&amp;(s1[i].pno&gt;s1[j].pno)){</text:p>
      <text:p text:style-name="P7"><text:s text:c="3"/><text:tab/><text:tab/><text:tab/><text:tab/>struct sjf temp= s1[i];</text:p>
      <text:p text:style-name="P7"><text:s text:c="3"/><text:tab/><text:tab/><text:tab/><text:tab/>s1[i]=s1[j];</text:p>
      <text:p text:style-name="P7"><text:s text:c="3"/><text:tab/><text:tab/><text:tab/><text:tab/>s1[j]=temp;</text:p>
      <text:p text:style-name="P7"><text:s text:c="3"/><text:tab/><text:tab/><text:tab/>}</text:p>
      <text:p text:style-name="P7"><text:s text:c="3"/><text:tab/><text:tab/>}</text:p>
      <text:p text:style-name="P7"><text:s text:c="3"/><text:tab/><text:tab/>else</text:p>
      <text:p text:style-name="P7"><text:s text:c="3"/><text:tab/><text:tab/><text:tab/>break;</text:p>
      <text:p text:style-name="P7"><text:s text:c="3"/><text:tab/>}</text:p>
      <text:p text:style-name="P7"><text:s text:c="3"/>}</text:p>
      <text:p text:style-name="P7"/>
      <text:p text:style-name="P7">}</text:p>
      <text:p text:style-name="P7"/>
      <text:p text:style-name="P7">void display(int num){</text:p>
      <text:p text:style-name="P7"><text:tab/>printf("Process | AT \t | BT");</text:p>
      <text:p text:style-name="P7"><text:tab/>printf("\n");</text:p>
      <text:p text:style-name="P7"><text:tab/>for(int i=0;i&lt;num;i++){</text:p>
      <text:p text:style-name="P7"><text:tab/><text:tab/>printf("%d \t | %d \t | %d",s1[i].pno,s1[i].at,s1[i].bt);</text:p>
      <text:p text:style-name="P7"><text:tab/><text:tab/>printf("\n");</text:p>
      <text:p text:style-name="P7"><text:tab/>}</text:p>
      <text:p text:style-name="P7"><text:tab/>printf("Gantt chart is \n");</text:p>
      <text:p text:style-name="P7"><text:tab/>for(int i=0;i&lt;num;i++){</text:p>
      <text:p text:style-name="P7"><text:tab/><text:tab/>printf("%d\t",s1[i].pno);</text:p>
      <text:p text:style-name="P7"><text:tab/>}</text:p>
      <text:p text:style-name="P7"><text:tab/></text:p>
      <text:p text:style-name="P7"><text:tab/>float total_time=0,avg_wt=0,avg_tat=0;</text:p>
      <text:p text:style-name="P7"><text:tab/></text:p>
      <text:p text:style-name="P7"><text:tab/>for(int i=0;i&lt;num;i++){</text:p>
      <text:p text:style-name="P7"><text:tab/><text:tab/>if(total_time&lt;s1[i].at){</text:p>
      <text:p text:style-name="P7"><text:tab/><text:tab/><text:tab/>total_time=s1[i].at;</text:p>
      <text:p text:style-name="P7"><text:tab/><text:tab/>}</text:p>
      <text:p text:style-name="P7"><text:tab/><text:tab/>total_time+=s1[i].bt;</text:p>
      <text:p text:style-name="P7"><text:tab/><text:tab/>s1[i].tat=total_time-s1[i].at;</text:p>
      <text:p text:style-name="P7"><text:tab/><text:tab/>s1[i].wt=s1[i].tat-s1[i].bt;</text:p>
      <text:p text:style-name="P7"><text:tab/>}</text:p>
      <text:p text:style-name="P7"><text:tab/>//for calculating the average waiting time and turn arounf time</text:p>
      <text:p text:style-name="P7"><text:tab/>for(int i=0;i&lt;num;i++){</text:p>
      <text:p text:style-name="P7"><text:tab/><text:tab/>avg_wt+=s1[i].wt;</text:p>
      <text:p text:style-name="P7"><text:tab/><text:tab/>avg_tat+=s1[i].tat;</text:p>
      <text:p text:style-name="P7"><text:tab/>}</text:p>
      <text:p text:style-name="P7"><text:tab/>printf("Average waiting time: %.2f ms\n",avg_wt/num);</text:p>
      <text:p text:style-name="P7"><text:tab/>printf("Average turn around time: %.2f ms \n",avg_tat/num);</text:p>
      <text:p text:style-name="P7"><text:tab/></text:p>
      <text:p text:style-name="P7">}</text:p>
      <text:p text:style-name="P7"/>
      <text:p text:style-name="P7"/>
      <text:p text:style-name="P7">void main(){</text:p>
      <text:p text:style-name="P7"><text:s/>static int total = 0;</text:p>
      <text:p text:style-name="P7"><text:s/>int num;</text:p>
      <text:p text:style-name="P7"><text:s/></text:p>
      <text:p text:style-name="P7"><text:s/>printf("Enter the total number of process: ");</text:p>
      <text:p text:style-name="P7"><text:soft-page-break/><text:s/>scanf("%d",&amp;num);</text:p>
      <text:p text:style-name="P7"><text:s/></text:p>
      <text:p text:style-name="P7"><text:s/>s1 = (struct sjf*)malloc(num * sizeof(struct sjf));</text:p>
      <text:p text:style-name="P7"><text:s/>//asking for arrival time and burst time</text:p>
      <text:p text:style-name="P7"><text:s/>for(int i=0 ; i&lt;num ; i++)</text:p>
      <text:p text:style-name="P7"><text:s/>{</text:p>
      <text:p text:style-name="P7"><text:s text:c="4"/>s1[i].pno = i+1;</text:p>
      <text:p text:style-name="P7"><text:s text:c="4"/>printf("What is the arrival time of process %d: ",i+1);</text:p>
      <text:p text:style-name="P7"><text:s text:c="4"/>scanf("%d",&amp;s1[i].at);</text:p>
      <text:p text:style-name="P7"><text:s text:c="4"/>printf("What is the burst time of process %d: ",i+1);</text:p>
      <text:p text:style-name="P7"><text:s text:c="4"/>scanf("%d",&amp;s1[i].bt);</text:p>
      <text:p text:style-name="P7"><text:s/>}</text:p>
      <text:p text:style-name="P7"><text:s/></text:p>
      <text:p text:style-name="P7"><text:s/>for(int i=0;i&lt;num;i++){</text:p>
      <text:p text:style-name="P7"><text:s/><text:tab/>printf("%d \t %d \t %d",s1[i].pno,s1[i].at,s1[i].bt);</text:p>
      <text:p text:style-name="P7"><text:s/><text:tab/>printf("\n");</text:p>
      <text:p text:style-name="P7"><text:s/>}</text:p>
      <text:p text:style-name="P7"><text:s/>selectionSort(num); //sort on the basis of arrival time</text:p>
      <text:p text:style-name="P7"><text:s/>selectBt(num); <text:s text:c="5"/>//sort on the basis on burst time with same arrival time</text:p>
      <text:p text:style-name="P7"><text:s/>sortAll(num);<text:tab/><text:tab/>//sort when the burst time is less but arrival time is more</text:p>
      <text:p text:style-name="P7"><text:s/>display(num);</text:p>
      <text:p text:style-name="P7"><text:s/></text:p>
      <text:p text:style-name="P7">}</text:p>
      <text:p text:style-name="P7"/>
      <text:p text:style-name="P7"/>
      <text:p text:style-name="P7"/>
      <text:list xml:id="list230022572450044" text:continue-numbering="true" text:style-name="L1">
        <text:list-item>
          <text:p text:style-name="P9">Priority (Non-preemptive) Scheduling</text:p>
        </text:list-item>
      </text:list>
      <text:p text:style-name="P3"/>
      <text:p text:style-name="P7">#include &lt;stdio.h&gt;</text:p>
      <text:p text:style-name="P7">#include &lt;stdlib.h&gt;</text:p>
      <text:p text:style-name="P7"/>
      <text:p text:style-name="P7">struct priority{</text:p>
      <text:p text:style-name="P7"><text:s/>int at;</text:p>
      <text:p text:style-name="P7"><text:s/>int bt;</text:p>
      <text:p text:style-name="P7"><text:s/>int pno;</text:p>
      <text:p text:style-name="P7"><text:s/>int tat;</text:p>
      <text:p text:style-name="P7"><text:s/>int wt;</text:p>
      <text:p text:style-name="P7"><text:s/>int priority;</text:p>
      <text:p text:style-name="P7">};</text:p>
      <text:p text:style-name="P7">struct priority *s1;</text:p>
      <text:p text:style-name="P7"/>
      <text:p text:style-name="P7">void selectionSort(int n) </text:p>
      <text:p text:style-name="P7">{ </text:p>
      <text:p text:style-name="P7"><text:s text:c="2"/>int i, j, min; </text:p>
      <text:p text:style-name="P7"/>
      <text:p text:style-name="P7"><text:s text:c="2"/>for (i = 0; i &lt; n; i++) </text:p>
      <text:p text:style-name="P7"><text:s text:c="2"/>{ </text:p>
      <text:p text:style-name="P7"><text:s text:c="4"/>min = i; </text:p>
      <text:p text:style-name="P7"><text:s text:c="4"/>for (j = i+1; j &lt; n; j++) {</text:p>
      <text:p text:style-name="P7"><text:s text:c="7"/>if (s1[min].at &gt;s1[j].at) {</text:p>
      <text:p text:style-name="P7"><text:s text:c="9"/>min = j; </text:p>
      <text:p text:style-name="P7"><text:s text:c="8"/>}</text:p>
      <text:p text:style-name="P7"><text:soft-page-break/><text:s text:c="5"/>}</text:p>
      <text:p text:style-name="P7"><text:s text:c="9"/></text:p>
      <text:p text:style-name="P7"><text:s text:c="5"/>if(min!=i){</text:p>
      <text:p text:style-name="P7"><text:s text:c="8"/>struct priority temp= s1[min];</text:p>
      <text:p text:style-name="P7"><text:s text:c="8"/>s1[min]=s1[i];</text:p>
      <text:p text:style-name="P7"><text:s text:c="8"/>s1[i]=temp;</text:p>
      <text:p text:style-name="P7"><text:s text:c="7"/></text:p>
      <text:p text:style-name="P7"><text:s text:c="6"/>}</text:p>
      <text:p text:style-name="P7"><text:s text:c="2"/>} </text:p>
      <text:p text:style-name="P7">} </text:p>
      <text:p text:style-name="P7"/>
      <text:p text:style-name="P7">void sortByPriority(int n){</text:p>
      <text:p text:style-name="P7"><text:tab/>int i,j;</text:p>
      <text:p text:style-name="P7"><text:tab/>for(i=0;i&lt;n;i++){</text:p>
      <text:p text:style-name="P7"><text:tab/><text:tab/>for(j=0;j&lt;n;j++){</text:p>
      <text:p text:style-name="P7"><text:tab/><text:tab/><text:tab/>if(s1[i].at!=s1[j].at){</text:p>
      <text:p text:style-name="P7"><text:tab/><text:tab/><text:tab/><text:tab/>break;</text:p>
      <text:p text:style-name="P7"><text:tab/><text:tab/><text:tab/>}</text:p>
      <text:p text:style-name="P7"><text:tab/><text:tab/><text:tab/>else if(s1[i].at==s1[i].at &amp;&amp; s1[i].priority&gt;s1[j].priority){</text:p>
      <text:p text:style-name="P7"><text:tab/><text:tab/><text:tab/><text:tab/>struct priority temp=s1[i];</text:p>
      <text:p text:style-name="P7"><text:tab/><text:tab/><text:tab/><text:tab/>s1[i]=s1[j];</text:p>
      <text:p text:style-name="P7"><text:tab/><text:tab/><text:tab/><text:tab/>s1[j]=temp;</text:p>
      <text:p text:style-name="P7"><text:tab/><text:tab/><text:tab/>}<text:tab/><text:tab/></text:p>
      <text:p text:style-name="P7"><text:tab/><text:tab/>}</text:p>
      <text:p text:style-name="P7"><text:tab/>}</text:p>
      <text:p text:style-name="P7">}</text:p>
      <text:p text:style-name="P7"/>
      <text:p text:style-name="P7"/>
      <text:p text:style-name="P7"/>
      <text:p text:style-name="P7">void display(int num){</text:p>
      <text:p text:style-name="P7"><text:tab/>printf("Process | AT \t | BT \t | Priority");</text:p>
      <text:p text:style-name="P7"><text:tab/>printf("\n");</text:p>
      <text:p text:style-name="P7"><text:tab/>for(int i=0;i&lt;num;i++){</text:p>
      <text:p text:style-name="P7"><text:tab/><text:tab/>printf("%d \t | %d \t | %d \t | %d",s1[i].pno,s1[i].at,s1[i].bt,s1[i].priority);</text:p>
      <text:p text:style-name="P7"><text:tab/><text:tab/>printf("\n");</text:p>
      <text:p text:style-name="P7"><text:tab/>}</text:p>
      <text:p text:style-name="P7"><text:tab/>printf("Gantt chart is \n");</text:p>
      <text:p text:style-name="P7"><text:tab/>for(int i=0;i&lt;num;i++){</text:p>
      <text:p text:style-name="P7"><text:tab/><text:tab/>printf("%d\t",s1[i].pno);</text:p>
      <text:p text:style-name="P7"><text:tab/>}</text:p>
      <text:p text:style-name="P7"><text:tab/></text:p>
      <text:p text:style-name="P7"><text:tab/>float total_time=0,avg_wt=0,avg_tat=0;</text:p>
      <text:p text:style-name="P7"><text:tab/></text:p>
      <text:p text:style-name="P7"><text:tab/>for(int i=0;i&lt;num;i++){</text:p>
      <text:p text:style-name="P7"><text:tab/><text:tab/>if(total_time&lt;s1[i].at){</text:p>
      <text:p text:style-name="P7"><text:tab/><text:tab/><text:tab/>total_time=s1[i].at;</text:p>
      <text:p text:style-name="P7"><text:tab/><text:tab/>}</text:p>
      <text:p text:style-name="P7"><text:tab/><text:tab/>total_time+=s1[i].bt;</text:p>
      <text:p text:style-name="P7"><text:tab/><text:tab/>s1[i].tat=total_time-s1[i].at;</text:p>
      <text:p text:style-name="P7"><text:tab/><text:tab/>s1[i].wt=s1[i].tat-s1[i].bt;</text:p>
      <text:p text:style-name="P7"><text:tab/>}</text:p>
      <text:p text:style-name="P7"><text:tab/>//for calculating the average waiting time and turn arounf time</text:p>
      <text:p text:style-name="P7"><text:soft-page-break/><text:tab/>for(int i=0;i&lt;num;i++){</text:p>
      <text:p text:style-name="P7"><text:tab/><text:tab/>avg_wt+=s1[i].wt;</text:p>
      <text:p text:style-name="P7"><text:tab/><text:tab/>avg_tat+=s1[i].tat;</text:p>
      <text:p text:style-name="P7"><text:tab/>}</text:p>
      <text:p text:style-name="P7"><text:tab/>printf("Average waiting time: %.2f ms\n",avg_wt/num);</text:p>
      <text:p text:style-name="P7"><text:tab/>printf("Average turn around time: %.2f ms \n",avg_tat/num);</text:p>
      <text:p text:style-name="P7"><text:tab/></text:p>
      <text:p text:style-name="P7">}</text:p>
      <text:p text:style-name="P7"/>
      <text:p text:style-name="P7">void priority(int n){</text:p>
      <text:p text:style-name="P7"><text:tab/>int i,j,total=0;</text:p>
      <text:p text:style-name="P7"><text:tab/>//processes with higher priority coming later</text:p>
      <text:p text:style-name="P7"><text:tab/>for(i=1;i&lt;n;i++){</text:p>
      <text:p text:style-name="P7"><text:tab/><text:tab/>if(total&lt;s1[i-1].at)</text:p>
      <text:p text:style-name="P7"><text:tab/><text:tab/><text:tab/>total=s1[i-1].at;</text:p>
      <text:p text:style-name="P7"><text:tab/><text:tab/>total+=s1[i-1].bt;</text:p>
      <text:p text:style-name="P7"><text:tab/><text:tab/>for(j=i+1;j&lt;n;j++){</text:p>
      <text:p text:style-name="P7"><text:tab/><text:tab/><text:tab/>if(total&gt;=s1[j].at){</text:p>
      <text:p text:style-name="P7"><text:tab/><text:tab/><text:tab/><text:tab/>if(s1[j].priority &lt; s1[i].priority){</text:p>
      <text:p text:style-name="P7"><text:tab/><text:tab/><text:tab/><text:tab/><text:tab/>struct priority temp = s1[i];</text:p>
      <text:p text:style-name="P7"><text:tab/><text:tab/><text:tab/><text:tab/><text:tab/>s1[i] = s1[j];</text:p>
      <text:p text:style-name="P7"><text:tab/><text:tab/><text:tab/><text:tab/><text:tab/>s1[j] = temp;</text:p>
      <text:p text:style-name="P7"><text:tab/><text:tab/><text:tab/><text:tab/>}</text:p>
      <text:p text:style-name="P7"><text:tab/><text:tab/><text:tab/><text:tab/>else if (s1[j].priority == s1[i].priority &amp;&amp; s1[i].pno &gt; s1[j].pno) {</text:p>
      <text:p text:style-name="P7"><text:tab/><text:tab/><text:tab/><text:tab/><text:tab/>struct priority temp = s1[i];</text:p>
      <text:p text:style-name="P7"><text:tab/><text:tab/><text:tab/><text:tab/><text:tab/>s1[i] = s1[j];</text:p>
      <text:p text:style-name="P7"><text:tab/><text:tab/><text:tab/><text:tab/><text:tab/>s1[j] = temp;</text:p>
      <text:p text:style-name="P7"><text:tab/><text:tab/><text:tab/><text:tab/>}</text:p>
      <text:p text:style-name="P7"><text:tab/><text:tab/><text:tab/>}</text:p>
      <text:p text:style-name="P7"><text:tab/><text:tab/><text:tab/>else</text:p>
      <text:p text:style-name="P7"><text:tab/><text:tab/><text:tab/><text:tab/>break;</text:p>
      <text:p text:style-name="P7"><text:tab/><text:tab/><text:tab/>}</text:p>
      <text:p text:style-name="P7"><text:tab/><text:tab/>}<text:tab/></text:p>
      <text:p text:style-name="P7"><text:tab/>}</text:p>
      <text:p text:style-name="P7"/>
      <text:p text:style-name="P7">void main(){</text:p>
      <text:p text:style-name="P7"><text:s/>static int total = 0;</text:p>
      <text:p text:style-name="P7"><text:s/>int num;</text:p>
      <text:p text:style-name="P7"><text:s/></text:p>
      <text:p text:style-name="P7"><text:s/>printf("Enter the total number of process: ");</text:p>
      <text:p text:style-name="P7"><text:s/>scanf("%d",&amp;num);</text:p>
      <text:p text:style-name="P7"><text:s/></text:p>
      <text:p text:style-name="P7"><text:s/>s1 = (struct priority*)malloc(num * sizeof(struct priority));</text:p>
      <text:p text:style-name="P7"><text:s/>//asking for arrival time and burst time</text:p>
      <text:p text:style-name="P7"><text:s/>for(int i=0 ; i&lt;num ; i++)</text:p>
      <text:p text:style-name="P7"><text:s/>{</text:p>
      <text:p text:style-name="P7"><text:s text:c="4"/>s1[i].pno = i+1;</text:p>
      <text:p text:style-name="P7"><text:s text:c="4"/>printf("What is the arrival time of process %d: ",i+1);</text:p>
      <text:p text:style-name="P7"><text:s text:c="4"/>scanf("%d",&amp;s1[i].at);</text:p>
      <text:p text:style-name="P7"><text:s text:c="4"/>printf("What is the burst time of process %d: ",i+1);</text:p>
      <text:p text:style-name="P7"><text:s text:c="4"/>scanf("%d",&amp;s1[i].bt);</text:p>
      <text:p text:style-name="P7"><text:s text:c="4"/>printf("What is the priority of process %d: ",i+1);</text:p>
      <text:p text:style-name="P7"><text:soft-page-break/><text:s text:c="4"/>scanf("%d",&amp;s1[i].priority);</text:p>
      <text:p text:style-name="P7"><text:s/>}</text:p>
      <text:p text:style-name="P7"><text:s/></text:p>
      <text:p text:style-name="P7"><text:s/>selectionSort(num);</text:p>
      <text:p text:style-name="P7"><text:s/>sortByPriority(num);</text:p>
      <text:p text:style-name="P7"><text:s/>priority(num);</text:p>
      <text:p text:style-name="P7"><text:s/>display(num);</text:p>
      <text:p text:style-name="P7"><text:s/>}</text:p>
      <text:p text:style-name="P7"/>
      <text:p text:style-name="P7"/>
      <text:list xml:id="list230023672986907" text:continue-numbering="true" text:style-name="L1">
        <text:list-item>
          <text:p text:style-name="P13">Round Robin Scheduling</text:p>
        </text:list-item>
      </text:list>
      <text:p text:style-name="P14"/>
      <text:p text:style-name="P19">#include &lt;stdio.h&gt;</text:p>
      <text:p text:style-name="P19">#include &lt;stdlib.h&gt;</text:p>
      <text:p text:style-name="P19"/>
      <text:p text:style-name="P19">struct rr{</text:p>
      <text:p text:style-name="P19"><text:s/>int at;</text:p>
      <text:p text:style-name="P19"><text:s/>int bt;</text:p>
      <text:p text:style-name="P19"><text:s/>int pno;</text:p>
      <text:p text:style-name="P19"><text:s/>int tat;</text:p>
      <text:p text:style-name="P19"><text:s/>int wt;</text:p>
      <text:p text:style-name="P19"><text:s/>int remain;</text:p>
      <text:p text:style-name="P19">};</text:p>
      <text:p text:style-name="P19">struct rr *s1;</text:p>
      <text:p text:style-name="P19"/>
      <text:p text:style-name="P19">void selectionSort(int n) </text:p>
      <text:p text:style-name="P19">{ </text:p>
      <text:p text:style-name="P19"><text:s text:c="2"/>int i, j, min; </text:p>
      <text:p text:style-name="P19"/>
      <text:p text:style-name="P19"><text:s text:c="2"/>for (i = 0; i &lt; n; i++) </text:p>
      <text:p text:style-name="P19"><text:s text:c="2"/>{ </text:p>
      <text:p text:style-name="P19"><text:s text:c="4"/>min = i; </text:p>
      <text:p text:style-name="P19"><text:s text:c="4"/>for (j = i+1; j &lt; n; j++) {</text:p>
      <text:p text:style-name="P19"><text:s text:c="7"/>if (s1[min].at &gt;s1[j].at) {</text:p>
      <text:p text:style-name="P19"><text:s text:c="9"/>min = j; </text:p>
      <text:p text:style-name="P19"><text:s text:c="8"/>}</text:p>
      <text:p text:style-name="P19"><text:s text:c="5"/>}</text:p>
      <text:p text:style-name="P19"><text:s text:c="9"/></text:p>
      <text:p text:style-name="P19"><text:s text:c="5"/>if(min!=i){</text:p>
      <text:p text:style-name="P19"><text:s text:c="8"/>struct rr temp= s1[min];</text:p>
      <text:p text:style-name="P19"><text:s text:c="8"/>s1[min]=s1[i];</text:p>
      <text:p text:style-name="P19"><text:s text:c="8"/>s1[i]=temp;</text:p>
      <text:p text:style-name="P19"><text:s text:c="7"/></text:p>
      <text:p text:style-name="P19"><text:s text:c="6"/>}</text:p>
      <text:p text:style-name="P19"><text:s text:c="2"/>} </text:p>
      <text:p text:style-name="P19">} </text:p>
      <text:p text:style-name="P19"/>
      <text:p text:style-name="P19"/>
      <text:p text:style-name="P19"/>
      <text:p text:style-name="P19"><text:soft-page-break/>void roundrobin(int num,float q){</text:p>
      <text:p text:style-name="P19"><text:tab/>int i,j,count=0;</text:p>
      <text:p text:style-name="P19"><text:tab/>printf("Round Robin sorted chart on the basis of AT is given. \n");</text:p>
      <text:p text:style-name="P19"><text:tab/>printf("Process | AT \t | BT \t");</text:p>
      <text:p text:style-name="P19"><text:tab/>printf("\n");</text:p>
      <text:p text:style-name="P19"><text:tab/>for(i=0;i&lt;num;i++){</text:p>
      <text:p text:style-name="P19"><text:tab/><text:tab/>printf("%d \t | %d \t | %d",s1[i].pno,s1[i].at,s1[i].bt);</text:p>
      <text:p text:style-name="P19"><text:tab/><text:tab/>printf("\n");</text:p>
      <text:p text:style-name="P19"><text:tab/>}</text:p>
      <text:p text:style-name="P19"><text:tab/></text:p>
      <text:p text:style-name="P19"><text:tab/>for(i=0;i&lt;num;i++){</text:p>
      <text:p text:style-name="P19"><text:tab/><text:tab/>s1[i].remain=s1[i].bt;</text:p>
      <text:p text:style-name="P19"><text:tab/>}</text:p>
      <text:p text:style-name="P19"><text:tab/></text:p>
      <text:p text:style-name="P19"><text:tab/>printf("\n");</text:p>
      <text:p text:style-name="P19"><text:tab/>for(i=0;i&lt;num;i++){</text:p>
      <text:p text:style-name="P19"><text:tab/> <text:s text:c="3"/>printf("%d",s1[i].remain);</text:p>
      <text:p text:style-name="P19"><text:tab/> <text:s text:c="3"/>printf("\n");</text:p>
      <text:p text:style-name="P19"><text:tab/>}</text:p>
      <text:p text:style-name="P19"><text:tab/></text:p>
      <text:p text:style-name="P19"><text:tab/>count=0;</text:p>
      <text:p text:style-name="P19"><text:tab/>printf("%d",count);</text:p>
      <text:p text:style-name="P19"><text:tab/>printf("\n");</text:p>
      <text:p text:style-name="P19"><text:tab/>printf("Gantt chart is \n");</text:p>
      <text:p text:style-name="P19"><text:tab/>for(i=0;count!=num;i=(i+1)%num){</text:p>
      <text:p text:style-name="P19"><text:tab/><text:tab/>if(s1[i].remain!=0){</text:p>
      <text:p text:style-name="P19"><text:tab/><text:tab/><text:tab/>printf("%d \t",s1[i].pno);</text:p>
      <text:p text:style-name="P19"><text:tab/><text:tab/><text:tab/>if(q&lt;s1[i].remain){</text:p>
      <text:p text:style-name="P19"><text:tab/><text:tab/><text:tab/><text:tab/>s1[i].remain-=q;</text:p>
      <text:p text:style-name="P19"><text:tab/><text:tab/><text:tab/>}</text:p>
      <text:p text:style-name="P19"><text:tab/><text:tab/><text:tab/>else{</text:p>
      <text:p text:style-name="P19"><text:tab/><text:tab/><text:tab/><text:tab/>s1[i].remain=0;</text:p>
      <text:p text:style-name="P19"><text:tab/><text:tab/><text:tab/><text:tab/>count++;</text:p>
      <text:p text:style-name="P19"><text:tab/><text:tab/><text:tab/><text:tab/>if(count==num)</text:p>
      <text:p text:style-name="P19"><text:tab/><text:tab/><text:tab/><text:tab/> <text:s text:c="3"/>break;</text:p>
      <text:p text:style-name="P19"><text:tab/><text:tab/><text:tab/>}</text:p>
      <text:p text:style-name="P19"><text:tab/><text:tab/>}</text:p>
      <text:p text:style-name="P19"><text:tab/>}</text:p>
      <text:p text:style-name="P19"><text:tab/></text:p>
      <text:p text:style-name="P19"><text:tab/>for(i=0;i&lt;num;i++)</text:p>
      <text:p text:style-name="P19"><text:tab/><text:tab/>s1[i].remain=s1[i].bt;</text:p>
      <text:p text:style-name="P19"><text:tab/></text:p>
      <text:p text:style-name="P19"><text:tab/>float total_time=0,avg_wt=0,avg_tat=0;</text:p>
      <text:p text:style-name="P19"><text:tab/></text:p>
      <text:p text:style-name="P19"><text:tab/>//calculations</text:p>
      <text:p text:style-name="P19"><text:tab/>for(i=0,count=0;count!=num;i=(i+1)%num){</text:p>
      <text:p text:style-name="P19"><text:tab/><text:tab/>if(s1[i].remain&lt;=q){</text:p>
      <text:p text:style-name="P19"><text:tab/><text:tab/><text:tab/>if(total_time&lt;s1[i].at){</text:p>
      <text:p text:style-name="P19"><text:soft-page-break/><text:tab/><text:tab/><text:tab/><text:tab/>total_time=s1[i].at;</text:p>
      <text:p text:style-name="P19"><text:tab/><text:tab/><text:tab/>}</text:p>
      <text:p text:style-name="P19"><text:tab/><text:tab/><text:tab/>total_time+=s1[i].remain;</text:p>
      <text:p text:style-name="P19"><text:tab/><text:tab/><text:tab/>s1[i].tat=total_time-s1[i].at;</text:p>
      <text:p text:style-name="P19"><text:tab/><text:tab/><text:tab/>s1[i].wt=s1[i].tat-s1[i].bt;</text:p>
      <text:p text:style-name="P19"><text:tab/><text:tab/><text:tab/>s1[i].remain=0;</text:p>
      <text:p text:style-name="P19"><text:tab/><text:tab/><text:tab/>count++;</text:p>
      <text:p text:style-name="P19"><text:tab/><text:tab/>}</text:p>
      <text:p text:style-name="P19"><text:tab/><text:tab/>else{</text:p>
      <text:p text:style-name="P19"><text:tab/><text:tab/><text:tab/>if(total_time&lt;s1[i].at){</text:p>
      <text:p text:style-name="P19"><text:tab/><text:tab/><text:tab/><text:tab/>total_time=s1[i].at;</text:p>
      <text:p text:style-name="P19"><text:tab/><text:tab/><text:tab/>}</text:p>
      <text:p text:style-name="P19"><text:tab/><text:tab/><text:tab/>total_time+=q;</text:p>
      <text:p text:style-name="P19"><text:tab/><text:tab/><text:tab/>s1[i].remain-=q;</text:p>
      <text:p text:style-name="P19"><text:tab/><text:tab/>}</text:p>
      <text:p text:style-name="P19"><text:tab/>}</text:p>
      <text:p text:style-name="P19"><text:tab/>//for calculating the average waiting time and turn around time</text:p>
      <text:p text:style-name="P19"><text:tab/>for(i=0;i&lt;num;i++){</text:p>
      <text:p text:style-name="P19"><text:tab/><text:tab/>avg_wt+=s1[i].wt;</text:p>
      <text:p text:style-name="P19"><text:tab/><text:tab/>avg_tat+=s1[i].tat;</text:p>
      <text:p text:style-name="P19"><text:tab/>}</text:p>
      <text:p text:style-name="P19"><text:tab/>printf("\n");</text:p>
      <text:p text:style-name="P19"><text:tab/>printf("Average waiting time: %.2f ms\n",avg_wt/num);</text:p>
      <text:p text:style-name="P19"><text:tab/>printf("Average turn around time: %.2f ms \n",avg_tat/num);</text:p>
      <text:p text:style-name="P19"><text:tab/></text:p>
      <text:p text:style-name="P19">}</text:p>
      <text:p text:style-name="P19"/>
      <text:p text:style-name="P19"/>
      <text:p text:style-name="P19">void main(){</text:p>
      <text:p text:style-name="P19"><text:s/>static int total = 0;</text:p>
      <text:p text:style-name="P19"><text:s/>int num;</text:p>
      <text:p text:style-name="P19"><text:s/>float slice;</text:p>
      <text:p text:style-name="P19"><text:s/></text:p>
      <text:p text:style-name="P19"><text:s/>printf("Enter the total number of process: ");</text:p>
      <text:p text:style-name="P19"><text:s/>scanf("%d",&amp;num);</text:p>
      <text:p text:style-name="P19"><text:s/></text:p>
      <text:p text:style-name="P19"><text:s/>s1 = (struct rr*)malloc(num * sizeof(struct rr));</text:p>
      <text:p text:style-name="P19"><text:s/>printf("What is the timeslice of processes");</text:p>
      <text:p text:style-name="P19"><text:s text:c="4"/>scanf("%f",&amp;slice);</text:p>
      <text:p text:style-name="P19"><text:s/>//asking for arrival time and burst time</text:p>
      <text:p text:style-name="P19"><text:s/>for(int i=0 ; i&lt;num ; i++)</text:p>
      <text:p text:style-name="P19"><text:s/>{</text:p>
      <text:p text:style-name="P19"><text:s text:c="4"/>s1[i].pno = i+1;</text:p>
      <text:p text:style-name="P19"><text:s text:c="4"/>printf("What is the arrival time of process %d: ",i+1);</text:p>
      <text:p text:style-name="P19"><text:s text:c="4"/>scanf("%d",&amp;s1[i].at);</text:p>
      <text:p text:style-name="P19"><text:s text:c="4"/>printf("What is the burst time of process %d: ",i+1);</text:p>
      <text:p text:style-name="P19"><text:s text:c="4"/>scanf("%d",&amp;s1[i].bt);</text:p>
      <text:p text:style-name="P19"><text:s/>}</text:p>
      <text:p text:style-name="P19"><text:soft-page-break/><text:s/></text:p>
      <text:p text:style-name="P19"><text:s/>selectionSort(num); //sort by arrival time</text:p>
      <text:p text:style-name="P19"><text:s/>roundrobin(num,slice);</text:p>
      <text:p text:style-name="P19"><text:s/>}</text:p>
      <text:p text:style-name="P17"/>
      <text:p text:style-name="P7"/>
      <text:p text:style-name="P2">Output</text:p>
      <text:p text:style-name="P2"/>
      <text:list xml:id="list230024196208183" text:continue-numbering="true" text:style-name="L1">
        <text:list-item>
          <text:p text:style-name="P10">First Come First Serve Scheduling</text:p>
        </text:list-item>
      </text:list>
      <text:p text:style-name="P4"/>
      <text:p text:style-name="P8">Enter the number of processes: 3</text:p>
      <text:p text:style-name="P8">Enter the arrival time for the process 1:4</text:p>
      <text:p text:style-name="P8">Enter the burst time for the process 1:3</text:p>
      <text:p text:style-name="P8">Enter the arrival time for the process 2:0</text:p>
      <text:p text:style-name="P8">Enter the burst time for the process 2:3</text:p>
      <text:p text:style-name="P8">Enter the arrival time for the process 3:2</text:p>
      <text:p text:style-name="P8">Enter the burst time for the process 3:3</text:p>
      <text:p text:style-name="P8">Value is already there:2</text:p>
      <text:p text:style-name="P8">2<text:tab/>3<text:tab/>1<text:tab/></text:p>
      <text:p text:style-name="P8">Waiting time : 2 and turnaround time :5 of process 1</text:p>
      <text:p text:style-name="P8">Waiting time : 0 and turnaround time :3 of process 2</text:p>
      <text:p text:style-name="P8">Waiting time : 1 and turnaround time :4 of process 3</text:p>
      <text:p text:style-name="P8"/>
      <text:p text:style-name="P8">avg waiting time:1.00</text:p>
      <text:p text:style-name="P8">avg turnaround time:4.00</text:p>
      <text:p text:style-name="P8"/>
      <text:list xml:id="list230023709897897" text:continue-numbering="true" text:style-name="L1">
        <text:list-item>
          <text:p text:style-name="P10">Shortest Job First Scheduling</text:p>
        </text:list-item>
      </text:list>
      <text:p text:style-name="P4"/>
      <text:p text:style-name="P8">Enter the total number of process: 4</text:p>
      <text:p text:style-name="P8">What is the arrival time of process 1: 3</text:p>
      <text:p text:style-name="P8">What is the burst time of process 1: 2</text:p>
      <text:p text:style-name="P8">What is the arrival time of process 2: 0</text:p>
      <text:p text:style-name="P8">What is the burst time of process 2: 3</text:p>
      <text:p text:style-name="P8">What is the arrival time of process 3: 1</text:p>
      <text:p text:style-name="P8">What is the burst time of process 3: 5</text:p>
      <text:p text:style-name="P8">What is the arrival time of process 4: 2</text:p>
      <text:p text:style-name="P8">What is the burst time of process 4: 2</text:p>
      <text:p text:style-name="P8">1 <text:tab/> 3 <text:tab/> 2</text:p>
      <text:p text:style-name="P8">2 <text:tab/> 0 <text:tab/> 3</text:p>
      <text:p text:style-name="P8">3 <text:tab/> 1 <text:tab/> 5</text:p>
      <text:p text:style-name="P8">4 <text:tab/> 2 <text:tab/> 2</text:p>
      <text:p text:style-name="P8">Process | AT <text:tab/> | BT</text:p>
      <text:p text:style-name="P8">1 <text:tab/> | 3 <text:tab/> | 2</text:p>
      <text:p text:style-name="P8">2 <text:tab/> | 0 <text:tab/> | 3</text:p>
      <text:p text:style-name="P8">3 <text:tab/> | 1 <text:tab/> | 5</text:p>
      <text:p text:style-name="P8">4 <text:tab/> | 2 <text:tab/> | 2</text:p>
      <text:p text:style-name="P8">Gantt chart is </text:p>
      <text:p text:style-name="P8"><text:soft-page-break/>1<text:tab/>2<text:tab/>3<text:tab/>4<text:tab/>Average waiting time: 5.75 ms</text:p>
      <text:p text:style-name="P8">Average turn around time: 8.75 ms </text:p>
      <text:p text:style-name="P8">Process | AT <text:tab/> | BT</text:p>
      <text:p text:style-name="P8">1 <text:tab/> | 3 <text:tab/> | 2</text:p>
      <text:p text:style-name="P8">4 <text:tab/> | 2 <text:tab/> | 2</text:p>
      <text:p text:style-name="P8">2 <text:tab/> | 0 <text:tab/> | 3</text:p>
      <text:p text:style-name="P8">3 <text:tab/> | 1 <text:tab/> | 5</text:p>
      <text:p text:style-name="P8">Gantt chart is </text:p>
      <text:p text:style-name="P8">1<text:tab/>4<text:tab/>2<text:tab/>3<text:tab/>Average waiting time: 4.75 ms</text:p>
      <text:p text:style-name="P8">Average turn around time: 7.75 ms </text:p>
      <text:p text:style-name="P8"/>
      <text:p text:style-name="P8"/>
      <text:list xml:id="list230022504270919" text:continue-numbering="true" text:style-name="L1">
        <text:list-item>
          <text:p text:style-name="P11">Priority (Non-preemptive) Scheduling</text:p>
        </text:list-item>
      </text:list>
      <text:p text:style-name="P12"/>
      <text:p text:style-name="P16">Enter the total number of process: 5</text:p>
      <text:p text:style-name="P16">What is the arrival time of process 1: 3</text:p>
      <text:p text:style-name="P16">What is the burst time of process 1: 4</text:p>
      <text:p text:style-name="P16">What is the priority of process 1: 3</text:p>
      <text:p text:style-name="P16">What is the arrival time of process 2: 0</text:p>
      <text:p text:style-name="P16">What is the burst time of process 2: 4</text:p>
      <text:p text:style-name="P16">What is the priority of process 2: 5</text:p>
      <text:p text:style-name="P16">What is the arrival time of process 3: 2</text:p>
      <text:p text:style-name="P16">What is the burst time of process 3: 4</text:p>
      <text:p text:style-name="P16">What is the priority of process 3: 1</text:p>
      <text:p text:style-name="P16">What is the arrival time of process 4: 4</text:p>
      <text:p text:style-name="P16">What is the burst time of process 4: 4</text:p>
      <text:p text:style-name="P16">What is the priority of process 4: 4</text:p>
      <text:p text:style-name="P16">What is the arrival time of process 5: 5</text:p>
      <text:p text:style-name="P16">What is the burst time of process 5: 3</text:p>
      <text:p text:style-name="P16">What is the priority of process 5: 2</text:p>
      <text:p text:style-name="P16">Process | AT <text:tab/> | BT <text:tab/> | Priority</text:p>
      <text:p text:style-name="P16">2 <text:tab/> | 0 <text:tab/> | 4 <text:tab/> | 5</text:p>
      <text:p text:style-name="P16">3 <text:tab/> | 2 <text:tab/> | 4 <text:tab/> | 1</text:p>
      <text:p text:style-name="P16">5 <text:tab/> | 5 <text:tab/> | 3 <text:tab/> | 2</text:p>
      <text:p text:style-name="P16">1 <text:tab/> | 3 <text:tab/> | 4 <text:tab/> | 3</text:p>
      <text:p text:style-name="P16">4 <text:tab/> | 4 <text:tab/> | 4 <text:tab/> | 4</text:p>
      <text:p text:style-name="P16">Gantt chart is </text:p>
      <text:p text:style-name="P16">2<text:tab/>3<text:tab/>5<text:tab/>1<text:tab/>4<text:tab/>Average waiting time: 4.80 ms</text:p>
      <text:p text:style-name="P16">Average turn around time: 8.60 ms </text:p>
      <text:p text:style-name="P16"/>
      <text:p text:style-name="P16"/>
      <text:list xml:id="list230023606679571" text:continue-numbering="true" text:style-name="L1">
        <text:list-item>
          <text:p text:style-name="P13">Round Robin Scheduling</text:p>
        </text:list-item>
      </text:list>
      <text:p text:style-name="P14"/>
      <text:p text:style-name="P17">Enter the total number of process: 4</text:p>
      <text:p text:style-name="P17">What is the timeslice of processes2</text:p>
      <text:p text:style-name="P17">What is the arrival time of process 1: 5</text:p>
      <text:p text:style-name="P17">What is the burst time of process 1: 3</text:p>
      <text:p text:style-name="P17">What is the arrival time of process 2: 0</text:p>
      <text:p text:style-name="P17">What is the burst time of process 2: 4</text:p>
      <text:p text:style-name="P17">What is the arrival time of process 3: 1</text:p>
      <text:p text:style-name="P17"><text:soft-page-break/>What is the burst time of process 3: 6</text:p>
      <text:p text:style-name="P17">What is the arrival time of process 4: 4</text:p>
      <text:p text:style-name="P17">What is the burst time of process 4: 4</text:p>
      <text:p text:style-name="P17">Round Robin sorted chart on the basis of AT is given. </text:p>
      <text:p text:style-name="P17">Process | AT <text:s text:c="4"/>| BT </text:p>
      <text:p text:style-name="P17">2 <text:s text:c="7"/>| 0 <text:s text:c="4"/>| 4</text:p>
      <text:p text:style-name="P17">3 <text:s text:c="7"/>| 1 <text:s text:c="4"/>| 6</text:p>
      <text:p text:style-name="P17">4 <text:s text:c="7"/>| 4 <text:s text:c="4"/>| 4</text:p>
      <text:p text:style-name="P17">1 <text:s text:c="7"/>| 5 <text:s text:c="4"/>| 3</text:p>
      <text:p text:style-name="P17"/>
      <text:p text:style-name="P17">4</text:p>
      <text:p text:style-name="P17">6</text:p>
      <text:p text:style-name="P17">4</text:p>
      <text:p text:style-name="P17">3</text:p>
      <text:p text:style-name="P17">0</text:p>
      <text:p text:style-name="P17">Gantt chart is </text:p>
      <text:p text:style-name="P17">2 <text:s text:c="6"/>3 <text:s text:c="6"/>4 <text:s text:c="6"/>1 <text:s text:c="6"/>2 <text:s text:c="6"/>3 <text:s text:c="6"/>4 <text:s text:c="6"/>1 <text:s text:c="6"/>3 </text:p>
      <text:p text:style-name="P17">Average waiting time: 6.00 ms</text:p>
      <text:p text:style-name="P17">Average turn around time: 8.75 ms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23:09:50.960110587</meta:creation-date>
    <dc:date>2021-06-16T23:00:21.101989238</dc:date>
    <meta:editing-duration>PT6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4" meta:paragraph-count="615" meta:word-count="1873" meta:character-count="13365" meta:non-whitespace-character-count="10583"/>
  </office:meta>
</office:document-meta>
</file>